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90000005C614587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428cm" svg:height="3.245cm" svg:x="3.269cm" svg:y="13.204cm">
          <draw:image xlink:href="Pictures/10000000000001990000005C6145876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32cm" fo:margin-bottom="0.477cm" fo:margin-left="0.432cm" fo:margin-right="0.46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The quick brown fox jumps over the lazy dog</dc:title>
    <dc:subject>Gym class featuring a brown fox and lazy dog</dc:subject>
    <meta:creation-date>2006-01-27T11:46:11</meta:creation-date>
    <dc:creator>Derek Hulley</dc:creator>
    <dc:date>2007-05-16T11:08:12</dc:date>
    <meta:keyword>Pangram</meta:keyword>
    <meta:keyword>fox</meta:keyword>
    <meta:keyword>dog</meta:keyword>
    <dc:language>en-US</dc:language>
    <meta:editing-cycles>4</meta:editing-cycles>
    <meta:editing-duration>PT2M3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